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3" calcext:value-type="float">
            <text:p>1513</text:p>
          </table:table-cell>
          <table:table-cell table:style-name="ce7" table:formula="of:=COUNTIF([.B7:.B999998];&quot;X&quot;)" office:value-type="float" office:value="1320" calcext:value-type="float">
            <text:p>132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09" calcext:value-type="float">
            <text:p>16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5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 style:data-style-name="N2" text:time-value="20:57:55.8735271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2T20:58:17.772841158</dc:date>
    <meta:editing-duration>P1DT15H1M9S</meta:editing-duration>
    <meta:editing-cycles>1508</meta:editing-cycles>
    <meta:document-statistic meta:table-count="1" meta:cell-count="9137" meta:object-count="0"/>
  </office:meta>
</office:document-meta>
</file>